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risa" svg:font-family="Purisa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line-height="137%" fo:text-align="end" style:justify-single-word="false" fo:orphans="0"/>
      <style:text-properties style:font-name="inherit" fo:font-weight="bold"/>
    </style:style>
    <style:style style:name="P2" style:family="paragraph" style:parent-style-name="Text_20_body" style:list-style-name="L2">
      <style:paragraph-properties fo:margin-top="0in" fo:margin-bottom="0in" style:contextual-spacing="false" fo:line-height="137%" fo:text-align="center" style:justify-single-word="false"/>
      <style:text-properties style:font-name="inherit" fo:font-weight="normal" officeooo:paragraph-rsid="000142ec" style:font-weight-asian="normal" style:font-weight-complex="normal" loext:padding="0in" loext:border="none"/>
    </style:style>
    <style:style style:name="P3" style:family="paragraph" style:parent-style-name="Text_20_body" style:list-style-name="L2">
      <style:paragraph-properties fo:margin-top="0in" fo:margin-bottom="0in" style:contextual-spacing="false" fo:line-height="137%" fo:text-align="center" style:justify-single-word="false"/>
      <style:text-properties style:font-name="inherit" fo:font-weight="normal" style:font-weight-asian="normal" style:font-weight-complex="normal" loext:padding="0in" loext:border="none"/>
    </style:style>
    <style:style style:name="P4" style:family="paragraph" style:parent-style-name="Text_20_body" style:list-style-name="L2">
      <style:paragraph-properties fo:margin-top="0in" fo:margin-bottom="0in" style:contextual-spacing="false" fo:line-height="137%" fo:text-align="center" style:justify-single-word="false"/>
      <style:text-properties style:text-line-through-style="none" style:text-line-through-type="none" style:font-name="Purisa" fo:font-size="21pt" style:text-underline-style="none" fo:font-weight="normal" officeooo:rsid="000142ec" officeooo:paragraph-rsid="000142ec" style:font-size-asian="21pt" style:font-weight-asian="normal" style:font-size-complex="21pt" style:font-weight-complex="normal" loext:padding="0in" loext:border="none"/>
    </style:style>
    <style:style style:name="P5" style:family="paragraph" style:parent-style-name="Text_20_body">
      <style:paragraph-properties fo:margin-top="0in" fo:margin-bottom="0in" style:contextual-spacing="false" fo:text-align="center" style:justify-single-word="false" fo:orphans="2" fo:widows="2" fo:padding="0in" fo:border="none"/>
      <style:text-properties officeooo:rsid="000142ec" officeooo:paragraph-rsid="000142ec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style:font-name="inherit" fo:font-size="12pt" fo:font-weight="normal" style:font-weight-asian="normal" style:font-weight-complex="normal" loext:padding="0in" loext:border="none"/>
    </style:style>
    <style:style style:name="T3" style:family="text">
      <style:text-properties fo:font-size="12pt"/>
    </style:style>
    <style:style style:name="T4" style:family="text">
      <style:text-properties fo:font-size="12pt" officeooo:rsid="000142ec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95333663" text:style-name="L2">
        <text:list-header>
          <text:p text:style-name="P4">SNAKE GAME🐍</text:p>
        </text:list-header>
        <text:list-item>
          <text:p text:style-name="P2"><text:span text:style-name="T3">The HTML structure is minimal, focusing on the &lt;canvas&gt; element for rendering the game. The background is set using CSS, enhancing the visual appeal. </text:span></text:p>
        </text:list-item>
        <text:list-item>
          <text:p text:style-name="P2"><text:span text:style-name="T3">CSS Styling: The CSS styling is straightforward and effectively centers the canvas element. The use of a background image (background.jpg) adds a nice touch to the game's appearance. The overall layout is responsive and well-suited for gameplay.</text:span></text:p>
        </text:list-item>
        <text:list-item>
          <text:p text:style-name="P2"><text:span text:style-name="T3"><text:s/>JavaScript Logic: The JavaScript code implements the basic logic of a snake game, including snake movement, food generation, collision detection, and game over conditions. The snake's movement is controlled using arrow keys, providing a user-friendly interaction. The game loop ensures continuous updates and rendering of the game elements. Gameplay and User Experience: The game offers a simple yet engaging gameplay experience. The snake moves smoothly, and the food is generated randomly within the canvas area. The game over alert notifies the player when a collision occurs, effectively ending the game session. Suggestions for Improvement: Scalability: Consider adding features to enhance the game, such as score tracking, level progression, speed variation, or obstacles. Visual Feedback: Implement visual feedback for game events like eating food, hitting walls, or increasing the snake's length to improve player feedback. Game Controls: Provide on-screen instructions or a tutorial section to guide new players on how to play the game and control the snake. Code Optimization: Optimize the code for better performance, especially when dealing with larger snake lengths or more complex game mechanics.</text:span></text:p>
        </text:list-item>
      </text:list>
      <text:section text:style-name="Sect1" text:name="message-content-1220731430095687751">
        <text:list xml:id="list150050252533120" text:continue-numbering="true" text:style-name="L2">
          <text:list-item>
            <text:p text:style-name="P3"><text:span text:style-name="T4">Your </text:span><text:span text:style-name="T3">Simple Snake Web Version project demonstrates a good foundation in creating interactive games using HTML, CSS, and JavaScript. With some enhancements to gameplay features, visual feedback, and code optimization, the project can be further improved to offer a more engaging and polished gaming experience. Keep iterating and refining your skills to create even more impressive web-based games in the future.</text:span></text:p>
          </text:list-item>
        </text:list>
      </text:section>
      <text:p text:style-name="P5"/>
      <text:p text:style-name="P5"><draw:frame draw:style-name="fr1" draw:name="Frame1" text:anchor-type="char" svg:x="0in" svg:width="0.5835in" draw:z-index="0"><draw:text-box fo:min-height="0.0161in"><text:p text:style-name="P1"><text:span text:style-name="T1">[</text:span>2:50 PM<text:span text:style-name="T1">]</text:span></text:p></draw:text-box></draw:frame>Worked by Wissal yahia LGLSI2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risa" svg:font-family="Purisa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51:42.033698556</meta:creation-date>
    <dc:date>2024-03-22T15:00:48.723217274</dc:date>
    <meta:editing-duration>PT9M7S</meta:editing-duration>
    <meta:editing-cycles>1</meta:editing-cycles>
    <meta:document-statistic meta:table-count="0" meta:image-count="0" meta:object-count="0" meta:page-count="1" meta:paragraph-count="7" meta:word-count="313" meta:character-count="2072" meta:non-whitespace-character-count="1768"/>
    <meta:generator>LibreOffice/7.3.7.2$Linux_X86_64 LibreOffice_project/30$Build-2</meta:generator>
  </office:meta>
</office:document-meta>
</file>